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fo:font-style="normal" style:text-underline-style="none"/>
    </style:style>
    <style:style style:name="P5" style:family="paragraph"/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en" fo:country="US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border="solid #c0c0c0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fo:border="solid #c0c0c0" style:repeat="sca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true">
        <xforms:model id="Model 1">
          <xforms:instance id="Instance 1">
            <instanceData/>
          </xforms:instance>
          <xsd:schema/>
        </xforms:model>
        <form:form form:name="Form1" form:apply-filter="true" form:method="post" form:command-type="table" form:control-implementation="ooo:com.sun.star.form.component.Form" xlink:href="http://localhost:8081/getdata">
          <form:checkbox form:name="rad1" form:control-implementation="ooo:com.sun.star.form.component.CheckBox" form:id="control1" form:label="Флажок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ad2" form:control-implementation="ooo:com.sun.star.form.component.CheckBox" form:id="control2" form:label="Флажок 2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edit2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image form:name="btn2" form:control-implementation="ooo:com.sun.star.form.component.ImageButton" form:id="control4" form:disabled="true" office:target-frame="" xlink:href="" form:image-data="../../../../../../Documents%20and%20Settings/dima_d/Мои%20документы/Мои%20рисунки/applet.png">
            <form:properties>
              <form:property form:property-name="DefaultControl" office:value-type="string" office:string-value="com.sun.star.form.control.ImageButton"/>
            </form:properties>
          </form:image>
          <form:textarea form:name="Текстовое поле 1" form:control-implementation="ooo:com.sun.star.form.component.TextField" form:id="control5" form:readonly="true" form:current-value="Всем привет!" form:value="Всем привет!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3" draw:style-name="gr3" draw:text-style-name="P5" svg:width="5.252cm" svg:height="2.606cm" svg:x="6.623cm" svg:y="0.215cm" draw:control="control4"/>!Это форма <text:span text:style-name="T2">Xforms</text:span></text:p>
      <text:p text:style-name="Standard"><draw:control text:anchor-type="paragraph" draw:z-index="0" draw:style-name="gr1" draw:text-style-name="P3" svg:width="3.276cm" svg:height="0.53cm" svg:x="0.764cm" svg:y="1.762cm" draw:control="control1"/><draw:control text:anchor-type="paragraph" draw:z-index="1" draw:style-name="gr1" draw:text-style-name="P3" svg:width="1.915cm" svg:height="0.713cm" svg:x="0.764cm" svg:y="2.17cm" draw:control="control2"/><draw:control text:anchor-type="paragraph" draw:z-index="2" draw:name="edit1" draw:style-name="gr2" draw:text-style-name="P4" svg:width="15.549cm" svg:height="1.934cm" svg:x="0.459cm" svg:y="5.858cm" draw:control="control3"/><draw:control text:anchor-type="paragraph" draw:z-index="5" draw:style-name="gr2" draw:text-style-name="P4" svg:width="3.746cm" svg:height="0.876cm" svg:x="0.845cm" svg:y="0.626cm" draw:control="control6"/><draw:control text:anchor-type="paragraph" draw:z-index="4" draw:style-name="gr2" draw:text-style-name="P4" svg:width="15.491cm" svg:height="2.488cm" svg:x="0.496cm" svg:y="3.044cm" draw:control="control5"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8.7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1-07-04T17:48:39.12</meta:creation-date>
    <dc:date>2011-07-06T16:44:33.95</dc:date>
    <dc:creator>Dmitry Derenok</dc:creator>
    <meta:editing-duration>PT28H49M36S</meta:editing-duration>
    <meta:editing-cycles>18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3" meta:character-count="17"/>
  </office:meta>
</office:document-meta>
</file>